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2pt" fo:language="ru" fo:country="RU" officeooo:rsid="00041485" officeooo:paragraph-rsid="00041485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41485" officeooo:paragraph-rsid="00041485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41485" officeooo:paragraph-rsid="0007038a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0541c5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12dedb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1e063d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20ad41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bac2" officeooo:paragraph-rsid="0005bac2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7038a" officeooo:paragraph-rsid="0007038a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77b20" officeooo:paragraph-rsid="00077b20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85df4" officeooo:paragraph-rsid="00085df4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a1589" officeooo:paragraph-rsid="000a1589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b56c5" officeooo:paragraph-rsid="000b56c5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cf879" officeooo:paragraph-rsid="000d19d6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f21e8" officeooo:paragraph-rsid="000f21e8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f21e8" officeooo:paragraph-rsid="001ba0a1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1234b" officeooo:paragraph-rsid="0011234b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1234b" officeooo:paragraph-rsid="001731d4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46b2b" officeooo:paragraph-rsid="0024ff3f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e6467" officeooo:paragraph-rsid="001ba0a1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218fdc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2dedb" officeooo:paragraph-rsid="0012fc74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ba0a1" officeooo:paragraph-rsid="001ba0a1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cdf38" officeooo:paragraph-rsid="001cdf38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3433c" officeooo:paragraph-rsid="0023433c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4ff3f" officeooo:paragraph-rsid="00337129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a4cbc" officeooo:paragraph-rsid="002a4cbc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2b9b60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2c25cc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officeooo:paragraph-rsid="0007038a"/>
    </style:style>
    <style:style style:name="P31" style:family="paragraph" style:parent-style-name="Text_20_body">
      <style:paragraph-properties fo:text-align="justify" style:justify-single-word="false"/>
      <style:text-properties officeooo:paragraph-rsid="0019579c"/>
    </style:style>
    <style:style style:name="P32" style:family="paragraph" style:parent-style-name="Text_20_body">
      <style:paragraph-properties fo:text-align="justify" style:justify-single-word="false"/>
      <style:text-properties style:font-name="Courier New" fo:font-size="12pt" fo:language="ru" fo:country="RU" officeooo:rsid="001a72fb" officeooo:paragraph-rsid="001a72fb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Courier New" fo:font-size="12pt" fo:language="ru" fo:country="RU" style:text-underline-style="solid" style:text-underline-width="auto" style:text-underline-color="font-color" officeooo:rsid="0017d787" officeooo:paragraph-rsid="0017d787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Courier New" fo:font-size="12pt" fo:language="ru" fo:country="RU" style:text-underline-style="solid" style:text-underline-width="auto" style:text-underline-color="font-color" officeooo:rsid="001a72fb" officeooo:paragraph-rsid="001a72fb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Courier New" fo:font-size="12pt" fo:language="en" fo:country="US" officeooo:rsid="0017d787" officeooo:paragraph-rsid="0017d787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Courier New" fo:font-size="12pt" fo:language="en" fo:country="US" officeooo:rsid="0017d787" officeooo:paragraph-rsid="0019579c" style:font-size-asian="12pt" style:font-size-complex="12pt"/>
    </style:style>
    <style:style style:name="P37" style:family="paragraph" style:parent-style-name="Text_20_body">
      <style:paragraph-properties fo:text-align="justify" style:justify-single-word="false" fo:break-before="page"/>
      <style:text-properties style:font-name="Courier New" fo:font-size="12pt" fo:language="ru" fo:country="RU" style:text-underline-style="solid" style:text-underline-width="auto" style:text-underline-color="font-color" officeooo:rsid="003603fe" officeooo:paragraph-rsid="003603fe" style:font-size-asian="12pt" style:font-size-complex="12pt"/>
    </style:style>
    <style:style style:name="P38" style:family="paragraph" style:parent-style-name="Heading_20_1">
      <style:paragraph-properties fo:text-align="center" style:justify-single-word="false"/>
      <style:text-properties style:font-name="Times New Roman" fo:font-size="12pt" fo:language="ru" fo:country="RU" officeooo:rsid="00041485" officeooo:paragraph-rsid="00041485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39a01a" officeooo:paragraph-rsid="0039a01a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404070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425015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4805dc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50f731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1eff33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75cfb" officeooo:paragraph-rsid="00289b2d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2c25cc" style:font-size-asian="12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2d7b7e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49b766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a4cbc" officeooo:paragraph-rsid="004ac4dc" style:font-size-asian="12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4fd063" officeooo:paragraph-rsid="004fd063" style:font-size-asian="12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4fd063" officeooo:paragraph-rsid="0050f731" style:font-size-asian="12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39a01a" officeooo:paragraph-rsid="0039a01a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3c8fef" officeooo:paragraph-rsid="0044c1d8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Times New Roman" fo:font-size="12pt" fo:language="en" fo:country="US" officeooo:rsid="0020ad41" officeooo:paragraph-rsid="0049b766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3e4cd9" officeooo:paragraph-rsid="003e4cd9" style:font-size-asian="12pt" style:font-size-complex="12pt"/>
    </style:style>
    <style:style style:name="P56" style:family="paragraph" style:parent-style-name="Text_20_body" style:master-page-name="">
      <style:paragraph-properties fo:text-align="justify" style:justify-single-word="false" style:page-number="auto" fo:break-before="auto" fo:break-after="auto"/>
      <style:text-properties style:font-name="Times New Roman" fo:font-size="12pt" fo:language="en" fo:country="US" officeooo:rsid="0020ad41" officeooo:paragraph-rsid="0044c1d8" style:font-size-asian="12pt" style:font-size-complex="12pt"/>
    </style:style>
    <style:style style:name="P57" style:family="paragraph" style:parent-style-name="Text_20_body" style:master-page-name="">
      <style:paragraph-properties fo:text-align="justify" style:justify-single-word="false" style:page-number="auto" fo:break-before="auto" fo:break-after="auto"/>
      <style:text-properties style:font-name="Times New Roman" fo:font-size="12pt" fo:language="ru" fo:country="RU" officeooo:rsid="002a4cbc" officeooo:paragraph-rsid="004ac4dc" style:font-size-asian="12pt" style:font-size-complex="12pt"/>
    </style:style>
    <style:style style:name="P58" style:family="paragraph" style:parent-style-name="Text_20_body" style:master-page-name="">
      <style:paragraph-properties fo:text-align="justify" style:justify-single-word="false" style:page-number="auto" fo:break-before="auto" fo:break-after="auto"/>
      <style:text-properties style:font-name="Times New Roman" fo:font-size="12pt" fo:language="ru" fo:country="RU" officeooo:rsid="0050f731" officeooo:paragraph-rsid="005177ad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038a"/>
    </style:style>
    <style:style style:name="T3" style:family="text">
      <style:text-properties fo:language="en" fo:country="US" officeooo:rsid="000541c5"/>
    </style:style>
    <style:style style:name="T4" style:family="text">
      <style:text-properties fo:language="en" fo:country="US" officeooo:rsid="00085df4"/>
    </style:style>
    <style:style style:name="T5" style:family="text">
      <style:text-properties fo:language="en" fo:country="US" officeooo:rsid="000a1589"/>
    </style:style>
    <style:style style:name="T6" style:family="text">
      <style:text-properties fo:language="en" fo:country="US" officeooo:rsid="000e6467"/>
    </style:style>
    <style:style style:name="T7" style:family="text">
      <style:text-properties fo:language="en" fo:country="US" officeooo:rsid="00111ff4"/>
    </style:style>
    <style:style style:name="T8" style:family="text">
      <style:text-properties fo:language="en" fo:country="US" officeooo:rsid="0011234b"/>
    </style:style>
    <style:style style:name="T9" style:family="text">
      <style:text-properties fo:language="en" fo:country="US" officeooo:rsid="0012dedb"/>
    </style:style>
    <style:style style:name="T10" style:family="text">
      <style:text-properties fo:language="en" fo:country="US" officeooo:rsid="0012fc74"/>
    </style:style>
    <style:style style:name="T11" style:family="text">
      <style:text-properties fo:language="en" fo:country="US" style:text-underline-style="solid" style:text-underline-width="auto" style:text-underline-color="font-color" officeooo:rsid="0019579c"/>
    </style:style>
    <style:style style:name="T12" style:family="text">
      <style:text-properties fo:language="en" fo:country="US" officeooo:rsid="001ba0a1"/>
    </style:style>
    <style:style style:name="T13" style:family="text">
      <style:text-properties fo:language="en" fo:country="US" officeooo:rsid="001e063d"/>
    </style:style>
    <style:style style:name="T14" style:family="text">
      <style:text-properties fo:language="en" fo:country="US" officeooo:rsid="001eff33"/>
    </style:style>
    <style:style style:name="T15" style:family="text">
      <style:text-properties fo:language="en" fo:country="US" officeooo:rsid="00202973"/>
    </style:style>
    <style:style style:name="T16" style:family="text">
      <style:text-properties fo:language="en" fo:country="US" officeooo:rsid="00239242"/>
    </style:style>
    <style:style style:name="T17" style:family="text">
      <style:text-properties fo:language="en" fo:country="US" officeooo:rsid="00275cfb"/>
    </style:style>
    <style:style style:name="T18" style:family="text">
      <style:text-properties fo:language="en" fo:country="US" officeooo:rsid="002c25cc"/>
    </style:style>
    <style:style style:name="T19" style:family="text">
      <style:text-properties fo:language="en" fo:country="US" officeooo:rsid="002d7b7e"/>
    </style:style>
    <style:style style:name="T20" style:family="text">
      <style:text-properties fo:language="en" fo:country="US" officeooo:rsid="002fc63c"/>
    </style:style>
    <style:style style:name="T21" style:family="text">
      <style:text-properties fo:language="en" fo:country="US" officeooo:rsid="00337129"/>
    </style:style>
    <style:style style:name="T22" style:family="text">
      <style:text-properties fo:language="en" fo:country="US" style:text-underline-style="none" fo:font-weight="bold" style:font-weight-asian="bold" style:font-weight-complex="bold"/>
    </style:style>
    <style:style style:name="T23" style:family="text">
      <style:text-properties fo:language="en" fo:country="US" officeooo:rsid="003e4cd9"/>
    </style:style>
    <style:style style:name="T24" style:family="text">
      <style:text-properties fo:language="en" fo:country="US" officeooo:rsid="0020ad41"/>
    </style:style>
    <style:style style:name="T25" style:family="text">
      <style:text-properties fo:language="en" fo:country="US" officeooo:rsid="00425e1c"/>
    </style:style>
    <style:style style:name="T26" style:family="text">
      <style:text-properties fo:language="en" fo:country="US" officeooo:rsid="0026f1b3"/>
    </style:style>
    <style:style style:name="T27" style:family="text">
      <style:text-properties fo:language="en" fo:country="US" officeooo:rsid="004805dc"/>
    </style:style>
    <style:style style:name="T28" style:family="text">
      <style:text-properties fo:language="en" fo:country="US" officeooo:rsid="0049b766"/>
    </style:style>
    <style:style style:name="T29" style:family="text">
      <style:text-properties fo:language="en" fo:country="US" officeooo:rsid="004e60df"/>
    </style:style>
    <style:style style:name="T30" style:family="text">
      <style:text-properties fo:language="en" fo:country="US" officeooo:rsid="0050f731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ize="12pt" fo:language="en" fo:country="US" officeooo:rsid="000541c5" style:font-size-asian="12pt" style:font-size-complex="12pt"/>
    </style:style>
    <style:style style:name="T33" style:family="text">
      <style:text-properties style:font-name="Times New Roman" fo:font-size="12pt" fo:language="ru" fo:country="RU" officeooo:rsid="000541c5" style:font-size-asian="12pt" style:font-size-complex="12pt"/>
    </style:style>
    <style:style style:name="T34" style:family="text">
      <style:text-properties style:font-name="Times New Roman" fo:font-size="12pt" fo:language="ru" fo:country="RU" officeooo:rsid="0007038a" style:font-size-asian="12pt" style:font-size-complex="12pt"/>
    </style:style>
    <style:style style:name="T35" style:family="text">
      <style:text-properties style:font-name="Times New Roman" fo:language="en" fo:country="US"/>
    </style:style>
    <style:style style:name="T36" style:family="text">
      <style:text-properties style:font-name="Times New Roman" fo:language="en" fo:country="US" officeooo:rsid="001ba0a1"/>
    </style:style>
    <style:style style:name="T37" style:family="text">
      <style:text-properties style:font-name="Times New Roman" fo:language="en" fo:country="US" officeooo:rsid="00337129"/>
    </style:style>
    <style:style style:name="T38" style:family="text">
      <style:text-properties style:font-name="Times New Roman" fo:language="en" fo:country="US" officeooo:rsid="000541c5"/>
    </style:style>
    <style:style style:name="T39" style:family="text">
      <style:text-properties style:font-name="Times New Roman" fo:language="en" fo:country="US" officeooo:rsid="001731d4"/>
    </style:style>
    <style:style style:name="T40" style:family="text">
      <style:text-properties style:font-name="Times New Roman" fo:language="en" fo:country="US" officeooo:rsid="001e063d"/>
    </style:style>
    <style:style style:name="T41" style:family="text">
      <style:text-properties style:font-name="Times New Roman" officeooo:rsid="001ba0a1"/>
    </style:style>
    <style:style style:name="T42" style:family="text">
      <style:text-properties style:font-name="Times New Roman" officeooo:rsid="00146b2b"/>
    </style:style>
    <style:style style:name="T43" style:family="text">
      <style:text-properties style:font-name="Times New Roman" officeooo:rsid="0024ff3f"/>
    </style:style>
    <style:style style:name="T44" style:family="text">
      <style:text-properties style:font-name="Courier New"/>
    </style:style>
    <style:style style:name="T45" style:family="text">
      <style:text-properties style:font-name="Courier New" fo:language="en" fo:country="US"/>
    </style:style>
    <style:style style:name="T46" style:family="text">
      <style:text-properties style:font-name="Courier New" fo:language="en" fo:country="US" officeooo:rsid="00043a8b"/>
    </style:style>
    <style:style style:name="T47" style:family="text">
      <style:text-properties style:font-name="Courier New" fo:language="en" fo:country="US" officeooo:rsid="000541c5"/>
    </style:style>
    <style:style style:name="T48" style:family="text">
      <style:text-properties style:font-name="Courier New" fo:language="en" fo:country="US" officeooo:rsid="000e6467"/>
    </style:style>
    <style:style style:name="T49" style:family="text">
      <style:text-properties style:font-name="Courier New" fo:language="en" fo:country="US" officeooo:rsid="0012fc74"/>
    </style:style>
    <style:style style:name="T50" style:family="text">
      <style:text-properties style:font-name="Courier New" fo:language="en" fo:country="US" officeooo:rsid="00148e25"/>
    </style:style>
    <style:style style:name="T51" style:family="text">
      <style:text-properties style:font-name="Courier New" fo:language="en" fo:country="US" officeooo:rsid="001731d4"/>
    </style:style>
    <style:style style:name="T52" style:family="text">
      <style:text-properties style:font-name="Courier New" fo:language="en" fo:country="US" officeooo:rsid="001ba0a1"/>
    </style:style>
    <style:style style:name="T53" style:family="text">
      <style:text-properties style:font-name="Courier New" fo:language="en" fo:country="US" officeooo:rsid="0020ad41"/>
    </style:style>
    <style:style style:name="T54" style:family="text">
      <style:text-properties style:font-name="Courier New" fo:language="en" fo:country="US" officeooo:rsid="00146b2b"/>
    </style:style>
    <style:style style:name="T55" style:family="text">
      <style:text-properties style:font-name="Courier New" fo:language="en" fo:country="US" officeooo:rsid="0023433c"/>
    </style:style>
    <style:style style:name="T56" style:family="text">
      <style:text-properties style:font-name="Courier New" fo:language="en" fo:country="US" officeooo:rsid="0012dedb"/>
    </style:style>
    <style:style style:name="T57" style:family="text">
      <style:text-properties style:font-name="Courier New" fo:language="en" fo:country="US" officeooo:rsid="002c25cc"/>
    </style:style>
    <style:style style:name="T58" style:family="text">
      <style:text-properties style:font-name="Courier New" fo:language="en" fo:country="US" officeooo:rsid="002d7b7e"/>
    </style:style>
    <style:style style:name="T59" style:family="text">
      <style:text-properties style:font-name="Courier New" fo:language="en" fo:country="US" officeooo:rsid="00404070"/>
    </style:style>
    <style:style style:name="T60" style:family="text">
      <style:text-properties style:font-name="Courier New" fo:language="en" fo:country="US" officeooo:rsid="00433c42"/>
    </style:style>
    <style:style style:name="T61" style:family="text">
      <style:text-properties style:font-name="Courier New" fo:language="en" fo:country="US" officeooo:rsid="004805dc"/>
    </style:style>
    <style:style style:name="T62" style:family="text">
      <style:text-properties style:font-name="Courier New" fo:language="en" fo:country="US" officeooo:rsid="0049b766"/>
    </style:style>
    <style:style style:name="T63" style:family="text">
      <style:text-properties style:font-name="Courier New" fo:language="en" fo:country="US" officeooo:rsid="0050f731"/>
    </style:style>
    <style:style style:name="T64" style:family="text">
      <style:text-properties style:font-name="Courier New" fo:font-size="12pt" fo:language="en" fo:country="US" officeooo:rsid="000541c5" style:font-size-asian="12pt" style:font-size-complex="12pt"/>
    </style:style>
    <style:style style:name="T65" style:family="text">
      <style:text-properties style:font-name="Courier New" fo:font-size="12pt" fo:language="en" fo:country="US" style:text-underline-style="solid" style:text-underline-width="auto" style:text-underline-color="font-color" officeooo:rsid="0017d787" style:font-size-asian="12pt" style:font-size-complex="12pt"/>
    </style:style>
    <style:style style:name="T66" style:family="text">
      <style:text-properties style:font-name="Courier New" fo:font-size="12pt" fo:language="en" fo:country="US" style:text-underline-style="solid" style:text-underline-width="auto" style:text-underline-color="font-color" officeooo:rsid="0019579c" style:font-size-asian="12pt" style:font-size-complex="12pt"/>
    </style:style>
    <style:style style:name="T67" style:family="text">
      <style:text-properties style:font-name="Courier New" fo:font-size="12pt" fo:language="ru" fo:country="RU" officeooo:rsid="0007038a" style:font-size-asian="12pt" style:font-size-complex="12pt"/>
    </style:style>
    <style:style style:name="T68" style:family="text">
      <style:text-properties style:font-name="Courier New" fo:font-size="12pt" fo:language="ru" fo:country="RU" style:text-underline-style="solid" style:text-underline-width="auto" style:text-underline-color="font-color" officeooo:rsid="0017d787" style:font-size-asian="12pt" style:font-size-complex="12pt"/>
    </style:style>
    <style:style style:name="T69" style:family="text">
      <style:text-properties style:font-name="Courier New" officeooo:rsid="000541c5"/>
    </style:style>
    <style:style style:name="T70" style:family="text">
      <style:text-properties style:font-name="Courier New" officeooo:rsid="00146b2b"/>
    </style:style>
    <style:style style:name="T71" style:family="text">
      <style:text-properties style:font-name="Courier New" officeooo:rsid="002a4cbc"/>
    </style:style>
    <style:style style:name="T72" style:family="text">
      <style:text-properties style:font-name="Courier New" officeooo:rsid="00433c42"/>
    </style:style>
    <style:style style:name="T73" style:family="text">
      <style:text-properties style:font-name="Courier New" officeooo:rsid="004805dc"/>
    </style:style>
    <style:style style:name="T74" style:family="text">
      <style:text-properties style:font-name="Courier New" officeooo:rsid="0049b766"/>
    </style:style>
    <style:style style:name="T75" style:family="text">
      <style:text-properties officeooo:rsid="00043a8b"/>
    </style:style>
    <style:style style:name="T76" style:family="text">
      <style:text-properties officeooo:rsid="0007038a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077b20" style:font-weight-asian="bold" style:font-weight-complex="bold"/>
    </style:style>
    <style:style style:name="T79" style:family="text">
      <style:text-properties fo:font-weight="bold" officeooo:rsid="0020ad41" style:font-weight-asian="bold" style:font-weight-complex="bold"/>
    </style:style>
    <style:style style:name="T80" style:family="text">
      <style:text-properties officeooo:rsid="00085df4"/>
    </style:style>
    <style:style style:name="T81" style:family="text">
      <style:text-properties officeooo:rsid="000cf879"/>
    </style:style>
    <style:style style:name="T82" style:family="text">
      <style:text-properties officeooo:rsid="00111ff4"/>
    </style:style>
    <style:style style:name="T83" style:family="text">
      <style:text-properties officeooo:rsid="0011234b"/>
    </style:style>
    <style:style style:name="T84" style:family="text">
      <style:text-properties officeooo:rsid="001ba0a1"/>
    </style:style>
    <style:style style:name="T85" style:family="text">
      <style:text-properties fo:language="ru" fo:country="RU"/>
    </style:style>
    <style:style style:name="T86" style:family="text">
      <style:text-properties fo:language="ru" fo:country="RU" officeooo:rsid="00218fdc"/>
    </style:style>
    <style:style style:name="T87" style:family="text">
      <style:text-properties fo:language="ru" fo:country="RU" officeooo:rsid="0044c1d8"/>
    </style:style>
    <style:style style:name="T88" style:family="text">
      <style:text-properties fo:language="ru" fo:country="RU" officeooo:rsid="002a4cbc"/>
    </style:style>
    <style:style style:name="T89" style:family="text">
      <style:text-properties fo:language="ru" fo:country="RU" officeooo:rsid="004805dc"/>
    </style:style>
    <style:style style:name="T90" style:family="text">
      <style:text-properties fo:language="ru" fo:country="RU" officeooo:rsid="0025769a"/>
    </style:style>
    <style:style style:name="T91" style:family="text">
      <style:text-properties fo:language="ru" fo:country="RU" officeooo:rsid="0048ca8e"/>
    </style:style>
    <style:style style:name="T92" style:family="text">
      <style:text-properties officeooo:rsid="000f21e8"/>
    </style:style>
    <style:style style:name="T93" style:family="text">
      <style:text-properties officeooo:rsid="000541c5"/>
    </style:style>
    <style:style style:name="T94" style:family="text">
      <style:text-properties officeooo:rsid="001e063d"/>
    </style:style>
    <style:style style:name="T95" style:family="text">
      <style:text-properties officeooo:rsid="0005bac2"/>
    </style:style>
    <style:style style:name="T96" style:family="text">
      <style:text-properties officeooo:rsid="00218fdc"/>
    </style:style>
    <style:style style:name="T97" style:family="text">
      <style:text-properties officeooo:rsid="00239242"/>
    </style:style>
    <style:style style:name="T98" style:family="text">
      <style:text-properties officeooo:rsid="0025769a"/>
    </style:style>
    <style:style style:name="T99" style:family="text">
      <style:text-properties officeooo:rsid="00275cfb"/>
    </style:style>
    <style:style style:name="T100" style:family="text">
      <style:text-properties officeooo:rsid="002b9b60"/>
    </style:style>
    <style:style style:name="T101" style:family="text">
      <style:text-properties officeooo:rsid="002c25cc"/>
    </style:style>
    <style:style style:name="T102" style:family="text">
      <style:text-properties officeooo:rsid="002fc63c"/>
    </style:style>
    <style:style style:name="T103" style:family="text">
      <style:text-properties officeooo:rsid="00337129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officeooo:rsid="003afba9"/>
    </style:style>
    <style:style style:name="T106" style:family="text">
      <style:text-properties style:font-name="Times New Roman" officeooo:rsid="003afba9"/>
    </style:style>
    <style:style style:name="T107" style:family="text">
      <style:text-properties style:font-name="Times New Roman" officeooo:rsid="00404070"/>
    </style:style>
    <style:style style:name="T108" style:family="text">
      <style:text-properties style:font-name="Times New Roman" fo:language="en" fo:country="US" officeooo:rsid="00416f99"/>
    </style:style>
    <style:style style:name="T109" style:family="text">
      <style:text-properties style:font-name="Times New Roman" fo:language="en" fo:country="US" officeooo:rsid="000541c5"/>
    </style:style>
    <style:style style:name="T110" style:family="text">
      <style:text-properties style:font-name="Times New Roman" fo:language="en" fo:country="US" officeooo:rsid="004805dc"/>
    </style:style>
    <style:style style:name="T111" style:family="text">
      <style:text-properties style:font-name="Times New Roman" officeooo:rsid="00416f99"/>
    </style:style>
    <style:style style:name="T112" style:family="text">
      <style:text-properties style:font-name="Times New Roman" officeooo:rsid="000541c5"/>
    </style:style>
    <style:style style:name="T113" style:family="text">
      <style:text-properties style:font-name="Times New Roman" officeooo:rsid="004805dc"/>
    </style:style>
    <style:style style:name="T114" style:family="text">
      <style:text-properties style:font-name="Times New Roman" officeooo:rsid="0049b766"/>
    </style:style>
    <style:style style:name="T115" style:family="text">
      <style:text-properties officeooo:rsid="003e4cd9"/>
    </style:style>
    <style:style style:name="T116" style:family="text">
      <style:text-properties officeooo:rsid="0020ad41"/>
    </style:style>
    <style:style style:name="T117" style:family="text">
      <style:text-properties officeooo:rsid="00404070"/>
    </style:style>
    <style:style style:name="T118" style:family="text">
      <style:text-properties officeooo:rsid="00146b2b"/>
    </style:style>
    <style:style style:name="T119" style:family="text">
      <style:text-properties officeooo:rsid="00425e1c"/>
    </style:style>
    <style:style style:name="T120" style:family="text">
      <style:text-properties officeooo:rsid="0044c1d8"/>
    </style:style>
    <style:style style:name="T121" style:family="text">
      <style:text-properties officeooo:rsid="002a4cbc"/>
    </style:style>
    <style:style style:name="T122" style:family="text">
      <style:text-properties officeooo:rsid="0026f1b3"/>
    </style:style>
    <style:style style:name="T123" style:family="text">
      <style:text-properties officeooo:rsid="004805dc"/>
    </style:style>
    <style:style style:name="T124" style:family="text">
      <style:text-properties officeooo:rsid="0027731d"/>
    </style:style>
    <style:style style:name="T125" style:family="text">
      <style:text-properties officeooo:rsid="004e60df"/>
    </style:style>
    <style:style style:name="T126" style:family="text">
      <style:text-properties officeooo:rsid="004fd063"/>
    </style:style>
    <style:style style:name="T127" style:family="text">
      <style:text-properties officeooo:rsid="0050f731"/>
    </style:style>
    <style:style style:name="T128" style:family="text">
      <style:text-properties officeooo:rsid="00511f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тунин С. ДИПРБ-31</text:p>
      <text:h text:style-name="P38" text:outline-level="1"><text:bookmark text:name="firstHeading"/>Контекстно-свободная грамматика языка <text:span text:style-name="T1">Haskell </text:span>(РБНФ)</text:h>
      <text:p text:style-name="P39"><text:span text:style-name="T77">Версия 3.</text:span></text:p>
      <text:p text:style-name="P53">Изменено: Табуляция, <text:span text:style-name="T119">Арифметика (</text:span><text:span text:style-name="T120">изменено </text:span><text:span text:style-name="T119">Выражение, </text:span><text:span text:style-name="T120">ЛевоеВыражение → Слагаемое, </text:span><text:span text:style-name="T100">ВычислВыражение → </text:span><text:span text:style-name="T120">Множитель, </text:span><text:span text:style-name="T125">и так далее</text:span><text:span text:style-name="T29">)</text:span></text:p>
      <text:p text:style-name="P52">Добавлено: <text:span text:style-name="T117">Булева в Литерал</text:span></text:p>
      <text:p text:style-name="P2"><text:span text:style-name="T77">Обозначения</text:span>:<text:bookmark text:name="TBL-100"/></text:p>
      <text:p text:style-name="P2">[образец] необязательный</text:p>
      <text:p text:style-name="P2">{образец} ноль или более повторений</text:p>
      <text:p text:style-name="P2">(образец) группировка</text:p>
      <text:p text:style-name="P2">обр1 | pat2 выбор (или)</text:p>
      <text:p text:style-name="P3"><text:span text:style-name="T47">"</text:span><text:span text:style-name="T46">образец</text:span><text:span text:style-name="T47">"</text:span> <text:span text:style-name="T75">терминал в машинописном шрифте</text:span></text:p>
      <text:p text:style-name="P4"><text:span text:style-name="T78">Лексер</text:span>:</text:p>
      <text:p text:style-name="P4">Программа <text:span text:style-name="T1">= { </text:span>Лексема <text:span text:style-name="T1">| </text:span>ПробелСтрока <text:span text:style-name="T1">}</text:span></text:p>
      <text:p text:style-name="P5">Лексема <text:span text:style-name="T1">= </text:span>Литерал <text:span text:style-name="T1">| </text:span>СпецЛексема <text:span text:style-name="T1">| </text:span><text:span text:style-name="T82">Идентификатор </text:span><text:span text:style-name="T7">| </text:span><text:span text:style-name="T83">Тип </text:span><text:span text:style-name="T8">| </text:span>Зарезерв<text:span text:style-name="T82">Слово </text:span><text:span text:style-name="T9">| </text:span>ЗарезервОпер </text:p>
      <text:p text:style-name="P4">Литерал = Целое <text:span text:style-name="T1">| </text:span>Дробное <text:span text:style-name="T1">| </text:span>СимволЛитер <text:span text:style-name="T1">| </text:span>СтроковыйЛитер <text:span text:style-name="T23">| </text:span><text:span text:style-name="T115">Булева </text:span></text:p>
      <text:p text:style-name="P30"><text:span text:style-name="T33">СпецЛексема = </text:span><text:span text:style-name="Source_20_Text"><text:span text:style-name="T64">"</text:span></text:span><text:span text:style-name="T64">(" </text:span><text:span text:style-name="T32">| <text:s/></text:span><text:span text:style-name="T64">")"</text:span><text:span text:style-name="T32"> <text:s/>| <text:s/></text:span><text:span text:style-name="T64">"," </text:span><text:span text:style-name="T32">| <text:s/></text:span><text:span text:style-name="T64">";" </text:span><text:span text:style-name="T32">| <text:s/></text:span><text:span text:style-name="T64">"[" </text:span><text:span text:style-name="T32"><text:s/>| <text:s/></text:span><text:span text:style-name="T64">"]"</text:span><text:span text:style-name="T32"> <text:s/>| <text:s/></text:span><text:span text:style-name="T64">"`"</text:span><text:span text:style-name="T32"> <text:s/>| <text:s/></text:span><text:span text:style-name="T64">"{" </text:span><text:span text:style-name="T32"><text:s/>| </text:span><text:span text:style-name="T64">"}"</text:span></text:p>
      <text:p text:style-name="P8">ПробелСтрока = ПробелЭлемент <text:span text:style-name="T1">{</text:span>ПробелЭлемент<text:span text:style-name="T1">}</text:span></text:p>
      <text:p text:style-name="P8">ПробелЭлемент <text:span text:style-name="T1">= </text:span>ПробелСимвол <text:span text:style-name="T1">| </text:span>Коммент <text:span text:style-name="T1">| </text:span>РазверКоммент </text:p>
      <text:p text:style-name="P8">ПробелСимвол <text:span text:style-name="T1">= </text:span><text:span text:style-name="T76">НоваяСтрока </text:span><text:span text:style-name="T2">| </text:span><text:span text:style-name="T76">Пробел </text:span><text:span text:style-name="T2">| </text:span><text:span text:style-name="T76">Табуляция</text:span></text:p>
      <text:p text:style-name="P9">НоваяСтрока = <text:span text:style-name="T44">перевод на новую строку</text:span></text:p>
      <text:p text:style-name="P30"><text:span text:style-name="T34">Пробел</text:span><text:span text:style-name="T67"> = </text:span><text:span text:style-name="Source_20_Text"><text:span text:style-name="T64">" "</text:span></text:span></text:p>
      <text:p text:style-name="P9">Табуляция = <text:span text:style-name="T105">8 раз </text:span><text:span text:style-name="T106">Пробел</text:span></text:p>
      <text:p text:style-name="P10">Коммент = <text:span text:style-name="T47">"</text:span><text:span text:style-name="T44">-</text:span><text:span text:style-name="T47">""</text:span><text:span text:style-name="T44">-</text:span><text:span text:style-name="T47">"</text:span><text:span text:style-name="T45"> </text:span><text:span text:style-name="T1">{</text:span><text:span text:style-name="T47">"-"</text:span><text:span text:style-name="T1">}</text:span><text:span text:style-name="T45"> </text:span><text:span text:style-name="T1">{</text:span>ЛюбойСимвол<text:span text:style-name="T1">} </text:span>НоваяСтрока</text:p>
      <text:p text:style-name="P10">РазверКоммент <text:span text:style-name="T1">= </text:span><text:span text:style-name="T47">"</text:span><text:span text:style-name="T45">{</text:span><text:span text:style-name="T44">-</text:span><text:span text:style-name="T47">" </text:span><text:span text:style-name="T1">{</text:span>ЛюбойСимвол <text:span text:style-name="T1">| </text:span><text:span text:style-name="T80">НоваяСтрока</text:span><text:span text:style-name="T1">} </text:span><text:span text:style-name="T47">"</text:span><text:span text:style-name="T45">}</text:span><text:span text:style-name="T44">-</text:span><text:span text:style-name="T47">"</text:span></text:p>
      <text:p text:style-name="P10">ЛюбойСимвол <text:span text:style-name="T1">= </text:span><text:span text:style-name="T80">ГрафСимвол </text:span><text:span text:style-name="T4">| </text:span><text:span text:style-name="T80">Пробел </text:span><text:span text:style-name="T4">| </text:span><text:span text:style-name="T80">Табуляция</text:span></text:p>
      <text:p text:style-name="P11">ГрафСимвол = МалБуква <text:span text:style-name="T1">| </text:span>БолБуква <text:span text:style-name="T1">| </text:span><text:span text:style-name="T81">Другой</text:span>Символ <text:span text:style-name="T1">| </text:span>Цифра <text:span text:style-name="T1">| </text:span>СпецЛексема <text:span text:style-name="T1">| <text:s/></text:span><text:span text:style-name="T47">""" </text:span><text:span text:style-name="T1">|</text:span><text:span text:style-name="T3"> </text:span><text:span text:style-name="T47">"'"</text:span><text:span text:style-name="T3"> </text:span><text:span text:style-name="T1">| </text:span><text:span text:style-name="T47">"_"</text:span></text:p>
      <text:p text:style-name="P12">МалБуква <text:span text:style-name="T1">= </text:span><text:span text:style-name="T45">a</text:span><text:span text:style-name="T1"> | </text:span><text:span text:style-name="T45">b</text:span><text:span text:style-name="T1"> | … | </text:span><text:span text:style-name="T45">z</text:span></text:p>
      <text:p text:style-name="P13">БолБуква = <text:span text:style-name="T45">A</text:span><text:span text:style-name="T5"> | </text:span><text:span text:style-name="T45">B</text:span><text:span text:style-name="T5"> | … | </text:span><text:span text:style-name="T45">Z</text:span></text:p>
      <text:p text:style-name="P14"><text:soft-page-break/>ДругойСимвол = <text:span text:style-name="T47">"</text:span><text:span text:style-name="T44">!</text:span><text:span text:style-name="T47">"</text:span>| <text:span text:style-name="T47">"</text:span><text:span text:style-name="T44">#</text:span><text:span text:style-name="T47">"</text:span> | <text:span text:style-name="T47">"</text:span><text:span text:style-name="T44">$</text:span><text:span text:style-name="T47">"</text:span> | <text:span text:style-name="T47">"</text:span><text:span text:style-name="T44">%</text:span><text:span text:style-name="T47">"</text:span> | <text:span text:style-name="T47">"</text:span><text:span text:style-name="T44">&amp;</text:span><text:span text:style-name="T47">"</text:span> | <text:span text:style-name="T47">"</text:span><text:span text:style-name="T44">⋆</text:span><text:span text:style-name="T47">"</text:span> | <text:span text:style-name="T47">"</text:span><text:span text:style-name="T44">+</text:span><text:span text:style-name="T47">"</text:span> | <text:span text:style-name="T47">"</text:span><text:span text:style-name="T44">.</text:span><text:span text:style-name="T47">"</text:span> | <text:span text:style-name="T47">"</text:span><text:span text:style-name="T44">/</text:span><text:span text:style-name="T47">"</text:span> | <text:span text:style-name="T47">"</text:span><text:span text:style-name="T44">&lt;</text:span><text:span text:style-name="T47">"</text:span> | <text:span text:style-name="T47">"</text:span><text:span text:style-name="T44">=</text:span><text:span text:style-name="T47">"</text:span> | <text:span text:style-name="T47">"</text:span><text:span text:style-name="T44">&gt;</text:span><text:span text:style-name="T47">"</text:span> | <text:span text:style-name="T47">"</text:span><text:span text:style-name="T44">?</text:span><text:span text:style-name="T47">"</text:span> | <text:span text:style-name="T47">"</text:span><text:span text:style-name="T44">@</text:span><text:span text:style-name="T47">"</text:span><text:span text:style-name="T3"> </text:span>| <text:span text:style-name="T47">"</text:span><text:span text:style-name="T44">\</text:span><text:span text:style-name="T47">"</text:span> | <text:span text:style-name="T47">"</text:span><text:span text:style-name="T44">^</text:span><text:span text:style-name="T47">"</text:span><text:span text:style-name="T3"> </text:span>| <text:span text:style-name="T47">"</text:span><text:span text:style-name="T44">|</text:span><text:span text:style-name="T47">"</text:span><text:span text:style-name="T3"> </text:span>| <text:span text:style-name="T47">"</text:span><text:span text:style-name="T44">-</text:span><text:span text:style-name="T47">"</text:span> | <text:span text:style-name="T47">"</text:span><text:span text:style-name="T44">~</text:span><text:span text:style-name="T47">"</text:span> | <text:span text:style-name="T47">"</text:span><text:span text:style-name="T44">:</text:span><text:span text:style-name="T47">"</text:span></text:p>
      <text:p text:style-name="P16">ВосьмеричЦифра<text:span text:style-name="T1"> = </text:span><text:span text:style-name="T47">"</text:span><text:span text:style-name="T48">0</text:span><text:span text:style-name="T47">"</text:span><text:span text:style-name="T6"> | </text:span><text:span text:style-name="T47">"</text:span><text:span text:style-name="T48">1</text:span><text:span text:style-name="T47">"</text:span><text:span text:style-name="T6"> | </text:span><text:span text:style-name="T47">"</text:span><text:span text:style-name="T48">2</text:span><text:span text:style-name="T47">"</text:span><text:span text:style-name="T6"> | </text:span><text:span text:style-name="T47">"</text:span><text:span text:style-name="T48">3</text:span><text:span text:style-name="T47">"</text:span><text:span text:style-name="T6"> | </text:span><text:span text:style-name="T47">"</text:span><text:span text:style-name="T48">4</text:span><text:span text:style-name="T47">"</text:span><text:span text:style-name="T6"> | </text:span><text:span text:style-name="T47">"</text:span><text:span text:style-name="T48">5</text:span><text:span text:style-name="T47">"</text:span><text:span text:style-name="T6"> | </text:span><text:span text:style-name="T47">"</text:span><text:span text:style-name="T48">6</text:span><text:span text:style-name="T47">"</text:span><text:span text:style-name="T6"> | </text:span><text:span text:style-name="T47">"</text:span><text:span text:style-name="T48">7</text:span><text:span text:style-name="T47">"</text:span></text:p>
      <text:p text:style-name="P20"><text:span text:style-name="T84">Десятич</text:span>Цифра = <text:span text:style-name="T84">Восьмерич</text:span><text:span text:style-name="T92">Цифра</text:span><text:span text:style-name="T1"> | </text:span><text:span text:style-name="T47">"</text:span><text:span text:style-name="T45">8</text:span><text:span text:style-name="T47">"</text:span><text:span text:style-name="T1"> | </text:span><text:span text:style-name="T47">"</text:span><text:span text:style-name="T45">9</text:span><text:span text:style-name="T47">"</text:span></text:p>
      <text:p text:style-name="P15">ШестнадцатеричЦифра<text:span text:style-name="T1"> = </text:span><text:span text:style-name="T84">Десятич</text:span>Цифра <text:span text:style-name="T1">| </text:span><text:span text:style-name="T47">"</text:span><text:span text:style-name="T45">A</text:span><text:span text:style-name="T47">"</text:span><text:span text:style-name="T1"> | </text:span><text:span text:style-name="T47">"</text:span><text:span text:style-name="T45">B</text:span><text:span text:style-name="T47">"</text:span><text:span text:style-name="T1"> | </text:span><text:span text:style-name="T47">"</text:span><text:span text:style-name="T45">C</text:span><text:span text:style-name="T47">"</text:span><text:span text:style-name="T1"> | </text:span><text:span text:style-name="T47">"</text:span><text:span text:style-name="T45">D</text:span><text:span text:style-name="T47">"</text:span><text:span text:style-name="T1"> | </text:span><text:span text:style-name="T47">"</text:span><text:span text:style-name="T45">E</text:span><text:span text:style-name="T47">"</text:span><text:span text:style-name="T1"> | </text:span><text:span text:style-name="T47">"</text:span><text:span text:style-name="T45">F</text:span><text:span text:style-name="T47">"</text:span><text:span text:style-name="T1"> | </text:span><text:span text:style-name="T47">"</text:span><text:span text:style-name="T45">a</text:span><text:span text:style-name="T47">"</text:span><text:span text:style-name="T1"> | </text:span><text:span text:style-name="T47">"</text:span><text:span text:style-name="T45">b</text:span><text:span text:style-name="T47">"</text:span><text:span text:style-name="T1"> | </text:span><text:span text:style-name="T47">"</text:span><text:span text:style-name="T45">c</text:span><text:span text:style-name="T47">"</text:span><text:span text:style-name="T1"> | </text:span><text:span text:style-name="T47">"</text:span><text:span text:style-name="T45">d</text:span><text:span text:style-name="T47">"</text:span><text:span text:style-name="T1"> | </text:span><text:span text:style-name="T47">"</text:span><text:span text:style-name="T45">e</text:span><text:span text:style-name="T47">"</text:span><text:span text:style-name="T1"> | </text:span><text:span text:style-name="T47">"</text:span><text:span text:style-name="T45">f</text:span><text:span text:style-name="T47">"</text:span></text:p>
      <text:p text:style-name="P16"><text:span text:style-name="T93">Восьмерич</text:span><text:span text:style-name="T84">Число = </text:span><text:span text:style-name="T31">ВосьмеричЦифра </text:span><text:span text:style-name="T36">{</text:span><text:span text:style-name="T31">ВосьмеричЦифра</text:span><text:span text:style-name="T36">}</text:span></text:p>
      <text:p text:style-name="P16"><text:span text:style-name="T41">Десятич</text:span><text:span text:style-name="T36">Число = </text:span><text:span text:style-name="T41">Десятич</text:span><text:span text:style-name="T36">Цифра {</text:span><text:span text:style-name="T41">Десятич</text:span><text:span text:style-name="T36">Цифра}</text:span></text:p>
      <text:p text:style-name="P16"><text:span text:style-name="T41">Шестнадцатерич</text:span><text:span text:style-name="T36">Число = </text:span><text:span text:style-name="T41">Шестнадцатерич</text:span><text:span text:style-name="T36">Цифра {</text:span><text:span text:style-name="T41">Шестнадцатерич</text:span><text:span text:style-name="T36">Цифра}</text:span></text:p>
      <text:p text:style-name="P23"><text:span text:style-name="T31">Целое = Десятич</text:span><text:span text:style-name="T35">Число | </text:span><text:span text:style-name="T47">"</text:span><text:span text:style-name="T45">0o</text:span><text:span text:style-name="T47">"</text:span><text:span text:style-name="T3"> </text:span>ВосьмеричЧисло <text:span text:style-name="T35">| </text:span><text:span text:style-name="T47">"</text:span><text:span text:style-name="T45">0O</text:span><text:span text:style-name="T47">"</text:span><text:span text:style-name="T3"> </text:span>ВосьмеричЧисло <text:span text:style-name="T35">| </text:span><text:span text:style-name="T47">"</text:span><text:span text:style-name="T45">0x</text:span><text:span text:style-name="T47">"</text:span><text:span text:style-name="T3"> </text:span>ШестнадцатеричЧисло <text:span text:style-name="T35">| </text:span><text:span text:style-name="T47">"</text:span><text:span text:style-name="T45">0X</text:span><text:span text:style-name="T47">"</text:span><text:span text:style-name="T3"> </text:span>ШестнадцатеричЧисло</text:p>
      <text:p text:style-name="P24">Дробное = <text:span text:style-name="T41">Десятич</text:span><text:span text:style-name="T36">Число</text:span> <text:span text:style-name="T47">"</text:span><text:span text:style-name="T52">.</text:span><text:span text:style-name="T47">"</text:span><text:span text:style-name="T3"> </text:span><text:span text:style-name="T41">Десятич</text:span><text:span text:style-name="T36">Число </text:span><text:span text:style-name="T35">(</text:span><text:span text:style-name="T47">"</text:span><text:span text:style-name="T45">e</text:span><text:span text:style-name="T47">"</text:span><text:span text:style-name="T35"> | </text:span><text:span text:style-name="T47">"</text:span><text:span text:style-name="T45">E</text:span><text:span text:style-name="T47">"</text:span><text:span text:style-name="T35">) [</text:span><text:span text:style-name="T47">"</text:span><text:span text:style-name="T45">+</text:span><text:span text:style-name="T47">"</text:span><text:span text:style-name="T35"> | </text:span><text:span text:style-name="T47">"</text:span><text:span text:style-name="T52">-</text:span><text:span text:style-name="T47">"</text:span><text:span text:style-name="T35">] </text:span><text:span text:style-name="T41">Десятич</text:span><text:span text:style-name="T36">Число</text:span></text:p>
      <text:p text:style-name="P6"><text:span text:style-name="T12">СимволЛитер </text:span><text:span text:style-name="T94">= </text:span><text:span text:style-name="T45">"'"</text:span><text:span text:style-name="T35"> </text:span><text:span text:style-name="T40">(</text:span><text:span text:style-name="T80">МалБуква </text:span><text:span text:style-name="T4">| </text:span><text:span text:style-name="T80">БолБуква </text:span><text:span text:style-name="T4">| </text:span><text:span text:style-name="T81">Другой</text:span><text:span text:style-name="T80">Символ </text:span><text:span text:style-name="T4">| </text:span><text:span text:style-name="T80">Цифра </text:span><text:span text:style-name="T4">| </text:span><text:span text:style-name="T80">СпецЛексема </text:span><text:span text:style-name="T4">| <text:s/></text:span><text:span text:style-name="T45">"""</text:span><text:span text:style-name="T1"> </text:span><text:span text:style-name="T4">| </text:span><text:span text:style-name="T45">"_"</text:span><text:span text:style-name="T80"> </text:span><text:span text:style-name="T13">| </text:span><text:span text:style-name="T94">Пробел) </text:span><text:span text:style-name="T45">"'"</text:span></text:p>
      <text:p text:style-name="P44">СтроковыйЛитер <text:span text:style-name="T94">= </text:span><text:span text:style-name="T45">"""</text:span><text:span text:style-name="T1"> </text:span><text:span text:style-name="T15">{</text:span><text:span text:style-name="T80">МалБуква </text:span><text:span text:style-name="T4">| </text:span><text:span text:style-name="T80">БолБуква </text:span><text:span text:style-name="T4">| </text:span><text:span text:style-name="T81">Другой</text:span><text:span text:style-name="T80">Символ </text:span><text:span text:style-name="T4">| </text:span><text:span text:style-name="T80">Цифра </text:span><text:span text:style-name="T4">| </text:span><text:span text:style-name="T80">СпецЛексема </text:span><text:span text:style-name="T4">| <text:s/></text:span><text:span text:style-name="T45">"'"</text:span><text:span text:style-name="T1"> </text:span><text:span text:style-name="T4">| </text:span><text:span text:style-name="T45">"_"</text:span><text:span text:style-name="T80"> </text:span><text:span text:style-name="T13">| </text:span><text:span text:style-name="T95">ПробелСимвол</text:span><text:span text:style-name="T14"> </text:span><text:span text:style-name="T15">}</text:span><text:span text:style-name="T94"> </text:span><text:span text:style-name="T45">"""</text:span></text:p>
      <text:p text:style-name="P55">Булева = <text:span text:style-name="T47">"</text:span><text:span text:style-name="T45">True</text:span><text:span text:style-name="T47">"</text:span><text:span text:style-name="T38"> </text:span><text:span text:style-name="T35">| </text:span><text:span text:style-name="T47">"</text:span><text:span text:style-name="T45">False</text:span><text:span text:style-name="T47">"</text:span></text:p>
      <text:p text:style-name="P18">Идентификатор <text:span text:style-name="T1">= </text:span>МалБуква <text:span text:style-name="T1">| </text:span><text:span text:style-name="T47">"_"</text:span><text:span text:style-name="T3"> </text:span><text:span text:style-name="T1">{</text:span>МалБуква <text:span text:style-name="T1">| </text:span>БолБуква <text:span text:style-name="T1">| </text:span>Цифра <text:span text:style-name="T1">| </text:span><text:span text:style-name="T47">"'"</text:span><text:span text:style-name="T38"> </text:span><text:span text:style-name="T51">|</text:span><text:span text:style-name="T39"> </text:span><text:span text:style-name="T47">"_"</text:span><text:span text:style-name="T1">}</text:span></text:p>
      <text:p text:style-name="P17">Тип = БолБуква <text:span text:style-name="T1">{</text:span>МалБуква<text:span text:style-name="T1">}</text:span></text:p>
      <text:p text:style-name="P22">ЗарезервСлово = <text:span text:style-name="T47">"</text:span><text:span text:style-name="T45">let</text:span><text:span text:style-name="T47">"</text:span><text:span text:style-name="T1"> </text:span><text:span text:style-name="T10">| </text:span><text:span text:style-name="T47">"</text:span><text:span text:style-name="T49">in</text:span><text:span text:style-name="T47">"</text:span><text:span text:style-name="T10"> | </text:span><text:span text:style-name="T47">"</text:span><text:span text:style-name="T49">do</text:span><text:span text:style-name="T47">"</text:span><text:span text:style-name="T1"> | </text:span><text:span text:style-name="T47">"</text:span><text:span text:style-name="T45">if</text:span><text:span text:style-name="T47">"</text:span><text:span text:style-name="T1"> | </text:span><text:span text:style-name="T47">"</text:span><text:span text:style-name="T45">else</text:span><text:span text:style-name="T47">"</text:span><text:span text:style-name="T1"> | </text:span><text:span text:style-name="T47">"</text:span><text:span text:style-name="T49">then</text:span><text:span text:style-name="T47">"</text:span></text:p>
      <text:p text:style-name="P21">АрифОпер <text:span text:style-name="T1">= </text:span><text:span text:style-name="T47">"</text:span><text:span text:style-name="T45">+</text:span><text:span text:style-name="T47">"</text:span><text:span text:style-name="T42"> | </text:span><text:span text:style-name="T47">"</text:span><text:span text:style-name="T54">-</text:span><text:span text:style-name="T47">"</text:span><text:span text:style-name="T42"> | </text:span><text:span text:style-name="T47">"</text:span><text:span text:style-name="T54">*</text:span><text:span text:style-name="T47">"</text:span><text:span text:style-name="T42"> | </text:span><text:span text:style-name="T47">"</text:span><text:span text:style-name="T54">/</text:span><text:span text:style-name="T47">"</text:span><text:span text:style-name="T42"> | </text:span><text:span text:style-name="T47">"</text:span><text:span text:style-name="T54">%</text:span><text:span text:style-name="T47">"</text:span></text:p>
      <text:p text:style-name="P40">ЛогичОпер <text:span text:style-name="T1">= </text:span><text:span text:style-name="T47">"</text:span><text:span text:style-name="T59">not</text:span><text:span text:style-name="T47">"</text:span><text:span text:style-name="T118"> <text:s/></text:span><text:span text:style-name="T21">| <text:s/></text:span><text:span text:style-name="T47">"</text:span><text:span text:style-name="T55">||</text:span><text:span text:style-name="T47">"</text:span><text:span text:style-name="T42"> <text:s/></text:span><text:span text:style-name="T37">| <text:s/></text:span><text:span text:style-name="T47">"</text:span><text:span text:style-name="T55">&amp;&amp;</text:span><text:span text:style-name="T47">"</text:span><text:span text:style-name="T42"> </text:span></text:p>
      <text:p text:style-name="P25">Сравнен<text:span text:style-name="T128">ие</text:span>Опер = <text:span text:style-name="T47">"</text:span><text:span text:style-name="T44">==</text:span><text:span text:style-name="T47">"</text:span><text:span text:style-name="T42"> | </text:span><text:span text:style-name="T47">"/</text:span><text:span text:style-name="T44">=</text:span><text:span text:style-name="T47">"</text:span><text:span text:style-name="T42"> | </text:span><text:span text:style-name="T47">"&lt;"</text:span><text:span text:style-name="T42"> | </text:span><text:span text:style-name="T47">"&lt;</text:span><text:span text:style-name="T45">=</text:span><text:span text:style-name="T47">"</text:span><text:span text:style-name="T42"> | </text:span><text:span text:style-name="T47">"&gt;"</text:span><text:span text:style-name="T42"> | </text:span><text:span text:style-name="T47">"&gt;</text:span><text:span text:style-name="T45">=</text:span><text:span text:style-name="T47">"</text:span><text:span text:style-name="T42"> </text:span></text:p>
      <text:p text:style-name="P26"><text:span text:style-name="T42">В</text:span><text:span text:style-name="T31">ычислОпер </text:span><text:span text:style-name="T35">= </text:span><text:span text:style-name="T96">ЛогичОпер</text:span><text:span text:style-name="T97"> </text:span><text:span text:style-name="T16">| </text:span><text:span text:style-name="T97">Сравнен</text:span><text:span text:style-name="T128">ие</text:span><text:span text:style-name="T97">Опер </text:span><text:span text:style-name="T21">| </text:span><text:span text:style-name="T103">Ариф</text:span><text:span text:style-name="T97">Опер </text:span></text:p>
      <text:p text:style-name="P19">ЗарезервОпер = <text:span text:style-name="T47">"</text:span><text:span text:style-name="T44">:</text:span><text:span text:style-name="T47">"</text:span> |<text:span text:style-name="T47">"</text:span><text:span text:style-name="T44">::</text:span><text:span text:style-name="T47">"</text:span> | <text:span text:style-name="T47">"</text:span><text:span text:style-name="T44">=</text:span><text:span text:style-name="T47">"</text:span><text:span text:style-name="T38"> </text:span>| <text:span text:style-name="T47">"&lt;</text:span><text:span text:style-name="T50">-</text:span><text:span text:style-name="T47">"</text:span><text:span text:style-name="T38"> </text:span>|<text:span text:style-name="T31"> </text:span><text:span text:style-name="T43">ВычислОпер</text:span></text:p>
      <text:p text:style-name="P7"><text:span text:style-name="T79">Парсер</text:span>:</text:p>
      <text:p text:style-name="P28">Переменная = Идентификатор</text:p>
      <text:p text:style-name="P43">Выражение = <text:span text:style-name="T126">ЛогичВыражениеИЛИ</text:span> <text:span text:style-name="T25">[</text:span><text:span text:style-name="T47">"</text:span><text:span text:style-name="T70">::</text:span><text:span text:style-name="T47">"</text:span><text:span text:style-name="T38"> </text:span><text:span text:style-name="T31">Тип</text:span><text:span text:style-name="T25">]</text:span></text:p>
      <text:p text:style-name="P50">ЛогичВыражениеИЛИ = ЛогичВыражениеИ <text:span text:style-name="T30">[</text:span><text:span text:style-name="T47">"</text:span><text:span text:style-name="T55">||</text:span><text:span text:style-name="T47">"</text:span><text:span text:style-name="T38"> <text:s/></text:span>ЛогичВыражениеИЛИ<text:span text:style-name="T30">]</text:span></text:p>
      <text:p text:style-name="P51">ЛогичВыражениеИ <text:span text:style-name="T127">= Сравнен</text:span><text:span text:style-name="T128">ие</text:span><text:span text:style-name="T127">Выражение </text:span><text:span text:style-name="T30">[</text:span><text:span text:style-name="T47">"</text:span><text:span text:style-name="T63">&amp;&amp;</text:span><text:span text:style-name="T47">"</text:span><text:span text:style-name="T38"> <text:s/></text:span>ЛогичВыражениеИ<text:span text:style-name="T30">]</text:span></text:p>
      <text:p text:style-name="P58">Сравнен<text:span text:style-name="T128">ие</text:span>Выражение = <text:span text:style-name="T122">ИнфиксВыражение </text:span><text:span text:style-name="T1">[</text:span><text:span text:style-name="T119">Сравнен</text:span><text:span text:style-name="T128">ие</text:span><text:span text:style-name="T119">Опер </text:span><text:span text:style-name="T122">ИнфиксВыражение</text:span><text:span text:style-name="T1">]</text:span></text:p>
      <text:p text:style-name="P42"><text:soft-page-break/>ИнфиксВыражение = <text:span text:style-name="T120">Слагаемое </text:span><text:span text:style-name="T27">[ </text:span><text:span text:style-name="T123">(</text:span><text:span text:style-name="T47">"</text:span><text:span text:style-name="T60">+</text:span><text:span text:style-name="T47">"</text:span><text:span text:style-name="T38"> </text:span><text:span text:style-name="T110">| </text:span><text:span text:style-name="T47">"</text:span><text:span text:style-name="T60">-</text:span><text:span text:style-name="T47">"</text:span><text:span text:style-name="T61">)</text:span><text:span text:style-name="T110"> </text:span><text:span text:style-name="T98">ИнфиксВыражение </text:span><text:span text:style-name="T27">]</text:span></text:p>
      <text:p text:style-name="P56"><text:span text:style-name="T87">Слагаемое</text:span><text:span text:style-name="T86"> </text:span>= <text:span text:style-name="T91">Множитель</text:span><text:span text:style-name="T87"> </text:span><text:span text:style-name="T123">[ </text:span><text:span text:style-name="T89">(</text:span><text:span text:style-name="T69">"</text:span><text:span text:style-name="T72">*</text:span><text:span text:style-name="T69">"</text:span><text:span text:style-name="T112"> </text:span><text:span text:style-name="T113">| </text:span><text:span text:style-name="T69">"</text:span><text:span text:style-name="T72">/</text:span><text:span text:style-name="T69">"</text:span><text:span text:style-name="T112"> </text:span><text:span text:style-name="T113">| </text:span><text:span text:style-name="T69">"</text:span><text:span text:style-name="T72">%</text:span><text:span text:style-name="T69">"</text:span><text:span text:style-name="T73">)</text:span><text:span text:style-name="T113"> </text:span><text:span text:style-name="T91">Слагаемое</text:span><text:span text:style-name="T90"> </text:span><text:span text:style-name="T123">]</text:span></text:p>
      <text:p text:style-name="P29"><text:span text:style-name="T120">Множитель</text:span> <text:span text:style-name="T1">= <text:tab/></text:span>Переменная </text:p>
      <text:p text:style-name="P29"><text:span text:style-name="T18"><text:tab/><text:tab/><text:tab/>| </text:span><text:span text:style-name="T101">Литерал</text:span></text:p>
      <text:p text:style-name="P48"><text:tab/><text:tab/><text:tab/><text:span text:style-name="T28">| </text:span><text:span text:style-name="T47">"</text:span><text:span text:style-name="T60">-</text:span><text:span text:style-name="T47">"</text:span><text:span text:style-name="T38"> </text:span><text:span text:style-name="T114">Множитель</text:span></text:p>
      <text:p text:style-name="P48"><text:span text:style-name="T114"><text:tab/><text:tab/><text:tab/></text:span><text:span text:style-name="T28">| </text:span><text:span text:style-name="T47">"</text:span><text:span text:style-name="T62">not</text:span><text:span text:style-name="T47">"</text:span><text:span text:style-name="T38"> </text:span><text:span text:style-name="T114">Множитель</text:span></text:p>
      <text:p text:style-name="P29"><text:tab/><text:tab/><text:tab/><text:span text:style-name="T18">| </text:span><text:span text:style-name="T47">"</text:span><text:span text:style-name="T58">(</text:span><text:span text:style-name="T47">"</text:span><text:span text:style-name="T3"> </text:span><text:span text:style-name="T101">Выражение </text:span><text:span text:style-name="T47">"</text:span><text:span text:style-name="T57">)</text:span><text:span text:style-name="T47">"</text:span></text:p>
      <text:p text:style-name="P47"><text:span text:style-name="T3"><text:tab/><text:tab/><text:tab/></text:span><text:span text:style-name="T18">| </text:span><text:span text:style-name="T47">"</text:span><text:span text:style-name="T58">[</text:span><text:span text:style-name="T47">"</text:span><text:span text:style-name="T3"> </text:span><text:span text:style-name="T19">(</text:span><text:span text:style-name="T101">Выражение</text:span><text:span text:style-name="T18"> </text:span><text:span text:style-name="T19">{</text:span><text:span text:style-name="T18"> </text:span><text:span text:style-name="T47">"</text:span><text:span text:style-name="T58">,</text:span><text:span text:style-name="T47">"</text:span><text:span text:style-name="T3"> </text:span><text:span text:style-name="T101">Выражение</text:span><text:span text:style-name="T18"> </text:span><text:span text:style-name="T19">}) </text:span><text:span text:style-name="T47">"</text:span><text:span text:style-name="T58">]</text:span><text:span text:style-name="T47">" <text:s text:c="2"/></text:span><text:span text:style-name="T20">(</text:span><text:span text:style-name="T102">это список)</text:span></text:p>
      <text:p text:style-name="P48"><text:tab/><text:tab/><text:tab/><text:span text:style-name="T28">| </text:span><text:span text:style-name="T47">"</text:span><text:span text:style-name="T56">let</text:span><text:span text:style-name="T47">"</text:span><text:span text:style-name="T3"> </text:span><text:span text:style-name="T98">О</text:span><text:span text:style-name="T99">бъявПеремен</text:span><text:span text:style-name="T17"> {</text:span><text:span text:style-name="T98">О</text:span><text:span text:style-name="T99">бъявПеремен</text:span><text:span text:style-name="T17">}</text:span><text:span text:style-name="T24"> </text:span><text:span text:style-name="T47">"</text:span><text:span text:style-name="T53">in</text:span><text:span text:style-name="T47">"</text:span><text:span text:style-name="T93"> </text:span><text:span text:style-name="T124">Выражение</text:span><text:span text:style-name="T116"> </text:span></text:p>
      <text:p text:style-name="P54"><text:span text:style-name="T85"><text:tab/><text:tab/><text:tab/></text:span>| <text:span text:style-name="T88">Условие</text:span></text:p>
      <text:p text:style-name="P54"><text:span text:style-name="T88"><text:tab/><text:tab/><text:tab/></text:span><text:span text:style-name="T121">| </text:span><text:span text:style-name="T69">"</text:span><text:span text:style-name="T71">do</text:span><text:span text:style-name="T69">" </text:span><text:span text:style-name="T121">Do</text:span><text:span text:style-name="T88">Выражение </text:span><text:span text:style-name="T71">{</text:span><text:span text:style-name="T121">Do</text:span><text:span text:style-name="T88">Выражение</text:span><text:span text:style-name="T121">}</text:span></text:p>
      <text:p text:style-name="P57"><text:span text:style-name="T1">Do</text:span>Выражение <text:span text:style-name="T1">= <text:tab/></text:span>Выражение </text:p>
      <text:p text:style-name="P49"><text:span text:style-name="T1"><text:tab/><text:tab/><text:tab/>| </text:span><text:span text:style-name="T100">Переменная</text:span> <text:span text:style-name="T47">"&lt;-"</text:span><text:span text:style-name="T3"> </text:span>Выражение</text:p>
      <text:p text:style-name="P49"><text:span text:style-name="T47"><text:tab/><text:tab/><text:tab/></text:span><text:span text:style-name="T1">| </text:span><text:span text:style-name="T47">"</text:span><text:span text:style-name="T56">let</text:span><text:span text:style-name="T47">"</text:span><text:span text:style-name="T3"> </text:span><text:span text:style-name="T98">О</text:span><text:span text:style-name="T99">бъявПеремен</text:span><text:span text:style-name="T17"> {</text:span><text:span text:style-name="T98">О</text:span><text:span text:style-name="T99">бъявПеремен</text:span><text:span text:style-name="T17">}</text:span></text:p>
      <text:p text:style-name="P45"><text:span text:style-name="T98">О</text:span>бъявПеремен <text:span text:style-name="T1">= </text:span><text:span text:style-name="T100">Переменная</text:span> <text:span text:style-name="T47">"</text:span><text:span text:style-name="T45">=</text:span><text:span text:style-name="T47">"</text:span><text:span text:style-name="T3"> </text:span>Выражение</text:p>
      <text:p text:style-name="P41">Условие = <text:span text:style-name="T47">"</text:span><text:span text:style-name="T53">if</text:span><text:span text:style-name="T47">"</text:span><text:span text:style-name="T107"> </text:span><text:span text:style-name="T108">В</text:span><text:span text:style-name="T111">ыражение</text:span><text:span text:style-name="T116"> </text:span><text:span text:style-name="T47">"</text:span><text:span text:style-name="T53">then</text:span><text:span text:style-name="T47">"</text:span><text:span text:style-name="T93"> </text:span><text:span text:style-name="T23">В</text:span><text:span text:style-name="T115">ыражение</text:span><text:span text:style-name="T116"> </text:span><text:span text:style-name="T47">"</text:span><text:span text:style-name="T45">else</text:span><text:span text:style-name="T47">"</text:span><text:span text:style-name="T3"> </text:span><text:span text:style-name="T115">Выражение</text:span></text:p>
      <text:p text:style-name="P37"><text:span text:style-name="T104">Способы объявления локальных переменных в </text:span><text:span text:style-name="T22">Haskell:</text:span></text:p>
      <text:p text:style-name="P33">Пример с <text:span text:style-name="T1">Do:</text:span></text:p>
      <text:p text:style-name="P35">main = do</text:p>
      <text:p text:style-name="P35"><text:s text:c="4"/>let a = 5</text:p>
      <text:p text:style-name="P35"><text:s text:c="4"/>let b = 4</text:p>
      <text:p text:style-name="P35"><text:s text:c="4"/>print (a + b)</text:p>
      <text:p text:style-name="P31"><text:span text:style-name="T68">Пример с </text:span><text:span text:style-name="T65">let-in </text:span><text:span text:style-name="T66">(</text:span><text:span text:style-name="Source_20_Text"><text:span text:style-name="T11">let DECLARATIONS in EXPRESSION</text:span></text:span><text:span text:style-name="Source_20_Text"><text:span text:style-name="T66">)</text:span></text:span><text:span text:style-name="T65">:</text:span></text:p>
      <text:p text:style-name="P36">main = </text:p>
      <text:p text:style-name="P36"><text:s text:c="4"/>let a = 5</text:p>
      <text:p text:style-name="P36"><text:s text:c="8"/>b = 4</text:p>
      <text:p text:style-name="P36"><text:s text:c="4"/>in print(a + b)</text:p>
      <text:p text:style-name="P33">Пример с <text:span text:style-name="T1">Where:</text:span></text:p>
      <text:p text:style-name="P35">main = </text:p>
      <text:p text:style-name="P35"><text:s text:c="4"/>print (a + b)</text:p>
      <text:p text:style-name="P35"><text:s text:c="4"/>where </text:p>
      <text:p text:style-name="P35"><text:s text:c="8"/>a = 5</text:p>
      <text:p text:style-name="P35"><text:s text:c="8"/>b = 4</text:p>
      <text:p text:style-name="P34">Ввод дробного числа:</text:p>
      <text:p text:style-name="P32">main = do</text:p>
      <text:p text:style-name="P32"><text:s text:c="4"/>x &lt;- getLine</text:p>
      <text:p text:style-name="P32"><text:s text:c="4"/>let a = read x :: Float</text:p>
      <text:p text:style-name="P32"><text:s text:c="4"/>let b = 4.5</text:p>
      <text:p text:style-name="P32"><text:s text:c="4"/>print(a + b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4-15T08:44:16.593000000</dc:date>
    <meta:editing-duration>PT5H23M12S</meta:editing-duration>
    <meta:editing-cycles>65</meta:editing-cycles>
    <meta:print-date>2021-04-12T07:13:39.218000000</meta:print-date>
    <meta:document-statistic meta:table-count="0" meta:image-count="0" meta:object-count="0" meta:page-count="4" meta:paragraph-count="93" meta:word-count="628" meta:character-count="3680" meta:non-whitespace-character-count="3010"/>
  </office:meta>
</office:document-meta>
</file>